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/>
    </style:style>
    <style:style style:name="P10" style:parent-style-name="Normal" style:family="paragraph">
      <style:text-properties fo:font-size="14pt" style:font-size-asian="14pt" style:font-size-complex="14pt"/>
    </style:style>
    <style:style style:name="P11" style:parent-style-name="Normal" style:family="paragraph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/>
    </style:style>
    <style:style style:name="P13" style:parent-style-name="Normal" style:family="paragraph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/>
    </style:style>
    <style:style style:name="P15" style:parent-style-name="Normal" style:family="paragraph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/>
    </style:style>
    <style:style style:name="P17" style:parent-style-name="Normal" style:family="paragraph">
      <style:text-properties fo:font-size="14pt" style:font-size-asian="14pt" style:font-size-complex="14pt"/>
    </style:style>
    <style:style style:name="P18" style:parent-style-name="Normal" style:family="paragraph">
      <style:text-properties fo:font-size="14pt" style:font-size-asian="14pt" style:font-size-complex="14pt"/>
    </style:style>
    <style:style style:name="P19" style:parent-style-name="Normal" style:family="paragraph">
      <style:text-properties fo:font-size="14pt" style:font-size-asian="14pt" style:font-size-complex="14pt"/>
    </style:style>
    <style:style style:name="P20" style:parent-style-name="Normal" style:family="paragraph">
      <style:text-properties fo:font-size="14pt" style:font-size-asian="14pt" style:font-size-complex="14pt"/>
    </style:style>
    <style:style style:name="P21" style:parent-style-name="Normal" style:family="paragraph"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P23" style:parent-style-name="Normal" style:family="paragraph">
      <style:text-properties fo:font-size="14pt" style:font-size-asian="14pt" style:font-size-complex="14pt"/>
    </style:style>
    <style:style style:name="P24" style:parent-style-name="Normal" style:family="paragraph">
      <style:text-properties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P26" style:parent-style-name="Normal" style:family="paragraph">
      <style:text-properties fo:font-size="14pt" style:font-size-asian="14pt" style:font-size-complex="14pt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<text:span text:style-name="T2">Question 15:<text:s/></text:span><text:span text:style-name="T3">Write a program to check if three angles form a valid triangle and classify it as acute, right, or obtuse</text:span><text:span text:style-name="T4"><text:s/></text:span><text:span text:style-name="T5">using nested if condition.<text:s/></text:span></text:p>
      <text:p text:style-name="P6"/>
      <text:p text:style-name="P7">#include &lt;iostream&gt;</text:p>
      <text:p text:style-name="P8">using namespace std;</text:p>
      <text:p text:style-name="P9"/>
      <text:p text:style-name="P10">int main() {</text:p>
      <text:p text:style-name="P11"><text:s text:c="4"/>int angle1, angle2, angle3;</text:p>
      <text:p text:style-name="P12"><text:s text:c="4"/>cout &lt;&lt; “Enter three angles of a triangle: “;</text:p>
      <text:p text:style-name="P13"><text:s text:c="4"/>cin &gt;&gt; angle1 &gt;&gt; angle2 &gt;&gt; angle3;</text:p>
      <text:p text:style-name="P14"/>
      <text:p text:style-name="P15"><text:s text:c="4"/>if<text:s/>(angle1 + angle2 + angle3 == 180) {</text:p>
      <text:p text:style-name="P16"><text:s text:c="8"/>if (angle1 == 90 || angle2 == 90 || angle3 == 90) {</text:p>
      <text:p text:style-name="P17"><text:s text:c="12"/>cout &lt;&lt; “The triangle is a right triangle.” &lt;&lt; endl;</text:p>
      <text:p text:style-name="P18"><text:s text:c="8"/>} else if (angle1 &lt; 90 &amp;&amp; angle2 &lt; 90 &amp;&amp; angle3 &lt; 90) {</text:p>
      <text:p text:style-name="P19"><text:s text:c="12"/>cout &lt;&lt; “The triangle is acute.” &lt;&lt; endl;</text:p>
      <text:p text:style-name="P20"><text:s text:c="8"/>} else {</text:p>
      <text:p text:style-name="P21"><text:s text:c="12"/>cout &lt;&lt; “The triangle is obtuse.” &lt;&lt; endl;</text:p>
      <text:p text:style-name="P22"><text:s text:c="8"/>}</text:p>
      <text:p text:style-name="P23"><text:s text:c="4"/>} else {</text:p>
      <text:p text:style-name="P24"><text:s text:c="8"/>cout &lt;&lt; “The angles do not form a triangle.” &lt;&lt; endl;</text:p>
      <text:p text:style-name="P25"><text:s text:c="4"/>}</text:p>
      <text:p text:style-name="P26"><text:s text:c="4"/>Return 0;</text:p>
      <text:p text:style-name="P27">}</text:p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unairachaudhry48@gmail.com</meta:initial-creator>
    <dc:creator>zunairachaudhry48@gmail.com</dc:creator>
    <meta:creation-date>2024-12-23T05:19:00Z</meta:creation-date>
    <dc:date>2024-12-23T05:19:00Z</dc:date>
    <meta:template xlink:href="Normal.dotm" xlink:type="simple"/>
    <meta:editing-cycles>6</meta:editing-cycles>
    <meta:editing-duration>PT180S</meta:editing-duration>
    <meta:document-statistic meta:page-count="1" meta:paragraph-count="1" meta:word-count="118" meta:character-count="790" meta:row-count="5" meta:non-whitespace-character-count="673"/>
  </office:meta>
</office:document-meta>
</file>